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173" officeooo:paragraph-rsid="000fbbae"/>
    </style:style>
    <style:style style:name="P2" style:family="paragraph" style:parent-style-name="Standard">
      <style:text-properties fo:font-weight="bold" officeooo:rsid="0001e173" officeooo:paragraph-rsid="000fbbae" style:font-weight-asian="bold" style:font-weight-complex="bold"/>
    </style:style>
    <style:style style:name="P3" style:family="paragraph" style:parent-style-name="Standard">
      <style:text-properties fo:font-weight="bold" officeooo:rsid="0012210f" officeooo:paragraph-rsid="0012210f" style:font-weight-asian="bold" style:font-weight-complex="bold"/>
    </style:style>
    <style:style style:name="P4" style:family="paragraph" style:parent-style-name="Standard">
      <style:text-properties fo:font-weight="bold" officeooo:rsid="0013edb7" officeooo:paragraph-rsid="0013edb7" style:font-weight-asian="bold" style:font-weight-complex="bold"/>
    </style:style>
    <style:style style:name="P5" style:family="paragraph" style:parent-style-name="Standard" style:list-style-name="L1">
      <style:text-properties officeooo:rsid="000fedd5" officeooo:paragraph-rsid="000fedd5"/>
    </style:style>
    <style:style style:name="P6" style:family="paragraph" style:parent-style-name="Standard" style:list-style-name="L1">
      <style:text-properties officeooo:rsid="0001e173" officeooo:paragraph-rsid="000fedd5"/>
    </style:style>
    <style:style style:name="P7" style:family="paragraph" style:parent-style-name="Standard" style:list-style-name="L2">
      <style:text-properties officeooo:rsid="0001e173" officeooo:paragraph-rsid="000fbbae"/>
    </style:style>
    <style:style style:name="P8" style:family="paragraph" style:parent-style-name="Standard" style:list-style-name="L3">
      <style:text-properties officeooo:rsid="0001e173" officeooo:paragraph-rsid="000fbbae"/>
    </style:style>
    <style:style style:name="P9" style:family="paragraph" style:parent-style-name="Standard" style:list-style-name="L4">
      <style:text-properties officeooo:rsid="0001e173" officeooo:paragraph-rsid="000fbbae"/>
    </style:style>
    <style:style style:name="P10" style:family="paragraph" style:parent-style-name="Standard">
      <style:text-properties officeooo:rsid="0001e173" officeooo:paragraph-rsid="000fbbae"/>
    </style:style>
    <style:style style:name="P11" style:family="paragraph" style:parent-style-name="Standard">
      <style:text-properties officeooo:rsid="0015e5e6" officeooo:paragraph-rsid="0015e5e6"/>
    </style:style>
    <style:style style:name="P12" style:family="paragraph" style:parent-style-name="Standard">
      <style:text-properties fo:font-weight="bold" officeooo:rsid="0015e5e6" officeooo:paragraph-rsid="0015e5e6" style:font-weight-asian="bold" style:font-weight-complex="bold"/>
    </style:style>
    <style:style style:name="P13" style:family="paragraph" style:parent-style-name="Standard" style:list-style-name="L5">
      <style:text-properties fo:font-weight="normal" officeooo:rsid="0015e5e6" officeooo:paragraph-rsid="0015e5e6" style:font-weight-asian="normal" style:font-weight-complex="normal"/>
    </style:style>
    <style:style style:name="T1" style:family="text">
      <style:text-properties officeooo:rsid="0013ed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age Info</text:p>
      <text:list xml:id="list2434162469156259502" text:style-name="L1">
        <text:list-item>
          <text:p text:style-name="P5">Image width = 3950</text:p>
        </text:list-item>
        <text:list-item>
          <text:p text:style-name="P5">Image height = 5750</text:p>
        </text:list-item>
        <text:list-item>
          <text:p text:style-name="P6">Pixels per cell = 50</text:p>
        </text:list-item>
      </text:list>
      <text:p text:style-name="P1"/>
      <text:p text:style-name="P4">Grid Info</text:p>
      <text:list xml:id="list3735769454205238901" text:style-name="L2">
        <text:list-item>
          <text:p text:style-name="P7">Total number of rows (height) = 115</text:p>
        </text:list-item>
        <text:list-item>
          <text:p text:style-name="P7">Total number of columns (width) = 79</text:p>
        </text:list-item>
        <text:list-item>
          <text:p text:style-name="P7">Total number of cells = 115 * 79 = 9085</text:p>
        </text:list-item>
      </text:list>
      <text:p text:style-name="P1"/>
      <text:p text:style-name="P2"><text:span text:style-name="T1">Bin Area</text:span>:</text:p>
      <text:list xml:id="list5535753027373765132" text:style-name="L3">
        <text:list-item>
          <text:p text:style-name="P8">rows = 79</text:p>
        </text:list-item>
        <text:list-item>
          <text:p text:style-name="P8">columns = 79</text:p>
        </text:list-item>
        <text:list-item>
          <text:p text:style-name="P8">number of blocks of bins = 7</text:p>
          <text:list>
            <text:list-item>
              <text:p text:style-name="P8">rows in 1 block = 9</text:p>
            </text:list-item>
            <text:list-item>
              <text:p text:style-name="P8">columns in 1 block = 9</text:p>
            </text:list-item>
            <text:list-item>
              <text:p text:style-name="P8">number of bins in 1 block = 5 * 5 = 25 </text:p>
            </text:list-item>
          </text:list>
        </text:list-item>
      </text:list>
      <text:p text:style-name="P1"/>
      <text:p text:style-name="P2">Pickup Area:</text:p>
      <text:list xml:id="list7717734169116530595" text:style-name="L4">
        <text:list-item>
          <text:p text:style-name="P9">rows = 9</text:p>
        </text:list-item>
        <text:list-item>
          <text:p text:style-name="P9">columns = 7</text:p>
        </text:list-item>
      </text:list>
      <text:p text:style-name="P1"/>
      <text:p text:style-name="P12">Charging Area</text:p>
      <text:list xml:id="list7033044759387980560" text:style-name="L5">
        <text:list-item>
          <text:p text:style-name="P13">rows = 9</text:p>
        </text:list-item>
        <text:list-item>
          <text:p text:style-name="P13">columns = 3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1:27:36.859232321</meta:creation-date>
    <dc:date>2019-04-18T21:40:15.513174685</dc:date>
    <meta:editing-duration>PT7M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12" meta:character-count="403" meta:non-whitespace-character-count="327"/>
  </office:meta>
</office:document-meta>
</file>